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gif" manifest:full-path="Pictures/100002000000000A0000000AD0B8BA86.gif"/>
  <manifest:file-entry manifest:media-type="image/gif" manifest:full-path="Pictures/100002000000000A0000000AB5963779.gif"/>
  <manifest:file-entry manifest:media-type="image/gif" manifest:full-path="Pictures/100002000000000A0000000A79785DBC.gif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notes">
      <style:graphic-properties draw:fill-color="#ffffff" fo:min-height="13.364cm"/>
    </style:style>
    <style:style style:name="P1" style:family="paragraph">
      <style:text-properties fo:color="#0000ff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5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CL 2.4 (... OCL 2.5)</presentation:footer-decl>
      <presentation:date-time-decl presentation:name="dtd1" presentation:source="fixed">30-September-2013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OCL 2.4 (... OCL 2.5)</text:span></text:p>
          </draw:text-box>
        </draw:frame>
        <draw:frame presentation:style-name="pr2" draw:layer="layout" svg:width="25.199cm" svg:height="13.86cm" svg:x="1.4cm" svg:y="4.914cm" presentation:class="subtitle" presentation:user-transformed="true">
          <draw:text-box>
            <text:p>Edward Willink</text:p>
            <text:p/>
            <text:p>OMG OCL RTF chair,</text:p>
            <text:p>OMG QVT RTF chair, </text:p>
            <text:p>Eclipse OCL Project Lead,</text:p>
            <text:p>Eclipse QVTd Project Lead,</text:p>
            <text:p/>
            <text:p><text:span text:style-name="T1">OCL 2013 @ MODELS 2013</text:span></text:p>
            <text:p/>
            <text:p>30 September 2013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CL 2.4</text:p>
                <text:list>
                  <text:list-item>
                    <text:p>New</text:p>
                    <text:list>
                      <text:list-item>
                        <text:p>Collection::selectByKind/selectByType</text:p>
                      </text:list-item>
                      <text:list-item>
                        <text:p>OclAny::oclAsSet</text:p>
                      </text:list-item>
                    </text:list>
                  </text:list-item>
                  <text:list-item>
                    <text:p>Significant clarification</text:p>
                    <text:list>
                      <text:list-item>
                        <text:p>not null</text:p>
                      </text:list-item>
                      <text:list-item>
                        <text:p>=</text:p>
                      </text:list-item>
                    </text:list>
                  </text:list-item>
                  <text:list-item>
                    <text:p>Minor details</text:p>
                  </text:list-item>
                </text:list>
              </text:list-item>
              <text:list-item>
                <text:p>OCL 2.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.834cm" svg:height="3.506cm" svg:x="0.166cm" svg:y="0.837cm" presentation:class="title" presentation:user-transformed="true">
          <draw:text-box>
            <text:p>Issue 18829 : selectByKind/selectByType</text:p>
          </draw:text-box>
        </draw:frame>
        <draw:frame presentation:style-name="pr8" draw:layer="layout" svg:width="25.199cm" svg:height="13.984cm" svg:x="1.467cm" svg:y="4.916cm" presentation:class="outline" presentation:user-transformed="true">
          <draw:text-box>
            <text:list text:style-name="L2">
              <text:list-item>
                <text:p>Pre OCL 2.4</text:p>
                <text:list>
                  <text:list-item>
                    <text:p><text:span text:style-name="T2">sources-&gt;select(oclIsKindOf(Z))-&gt;collect(oclAsType(Z))-&gt;asSet()</text:span></text:p>
                  </text:list-item>
                </text:list>
              </text:list-item>
              <text:list-item>
                <text:p xml:id="id1" text:id="id1">OCL 2.4</text:p>
                <text:list>
                  <text:list-item>
                    <text:p xml:id="id2" text:id="id2"><text:span text:style-name="T2">sources-&gt;selectByKind(Z)</text:span></text:p>
                  </text:list-item>
                  <text:list-item>
                    <text:p xml:id="id3" text:id="id3">selectByKind (analoguous to oclIsKindOf)</text:p>
                    <text:list>
                      <text:list-item>
                        <text:p xml:id="id4" text:id="id4">returns non-null elements of selected type/subtypes</text:p>
                      </text:list-item>
                    </text:list>
                  </text:list-item>
                  <text:list-item>
                    <text:p xml:id="id5" text:id="id5">selectByType (analoguous to oclIsTypeOf)</text:p>
                    <text:list>
                      <text:list-item>
                        <text:p xml:id="id6" text:id="id6">returns elements of selected type</text:p>
                      </text:list-item>
                    </text:list>
                  </text:list-item>
                  <text:list-item>
                    <text:p xml:id="id7" text:id="id7">result has unchanged Collection Kind</text:p>
                    <text:list>
                      <text:list-item>
                        <text:p xml:id="id8" text:id="id8">Set returns Set, Bag returns Bag etc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15009: Implicit Set Conversion (1)</text:p>
          </draw:text-box>
        </draw:frame>
        <draw:frame presentation:style-name="pr8" draw:layer="layout" svg:width="26.35cm" svg:height="14.588cm" svg:x="1.4cm" svg:y="4.914cm" presentation:class="outline" presentation:user-transformed="true">
          <draw:text-box>
            <text:p text:style-name="P3"><text:span text:style-name="T3">let anObject : OclAny = ... in anObject-&gt;forAll(...)</text:span></text:p>
            <text:list text:style-name="L2">
              <text:list-item>
                <text:p>Pre OCL 2.4</text:p>
                <text:list>
                  <text:list-item>
                    <text:p>implicit conversion of non-null anObject to<text:line-break/>Bag{anObject} or Set{anObject}</text:p>
                  </text:list-item>
                  <text:list-item>
                    <text:p>implicit conversion of null to Bag{} or Set{}</text:p>
                  </text:list-item>
                  <text:list-item>
                    <text:p>ambiguous Collection Kind</text:p>
                  </text:list-item>
                  <text:list-item>
                    <text:p>requires run-time check</text:p>
                  </text:list-item>
                  <text:list-item>
                    <text:p>no mechansism to express conversion in XMI</text:p>
                  </text:list-item>
                </text:list>
              </text:list-item>
            </text:list>
            <text:p text:style-name="P3"><text:s/><text:span text:style-name="T3">... <text:s/>Set{anObject}-&gt;...</text:span></text:p>
            <text:list text:continue-numbering="true" text:style-name="L2">
              <text:list-item>
                <text:list>
                  <text:list-item>
                    <text:p>bypasses the run-time null 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15009: Implicit Set Conversion (2)</text:p>
          </draw:text-box>
        </draw:frame>
        <draw:frame presentation:style-name="pr8" draw:layer="layout" svg:width="26.35cm" svg:height="15.336cm" svg:x="1.4cm" svg:y="4.914cm" presentation:class="outline" presentation:user-transformed="true">
          <draw:text-box>
            <text:p text:style-name="P3"><text:span text:style-name="T3">let anObject : OclAny = ... in anObject-&gt;forAll(...)</text:span></text:p>
            <text:list text:style-name="L2">
              <text:list-item>
                <text:p><text:s/>OCL 2.4</text:p>
                <text:list>
                  <text:list-item>
                    <text:p>implicit conversion is always to Set</text:p>
                  </text:list-item>
                  <text:list-item>
                    <text:p>implicit conversion is a navigation shorthand</text:p>
                  </text:list-item>
                </text:list>
              </text:list-item>
            </text:list>
            <text:p text:style-name="P3"><text:span text:style-name="T3">... anObject.oclAsSet()-&gt;forAll(...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OclAny::oclAsSet() <text:s text:c="7"/>returns <text:s text:c="3"/>Set{self}</text:p>
                      </text:list-item>
                      <text:list-item>
                        <text:p>OclVoid::oclAsSet() <text:s text:c="6"/>returns <text:s text:c="3"/>Set{}</text:p>
                      </text:list-item>
                      <text:list-item>
                        <text:p>OclInvalid::oclAsSet() <text:s text:c="3"/>returns <text:s text:c="3"/>invalid</text:p>
                      </text:list-item>
                    </text:list>
                  </text:list-item>
                  <text:list-item>
                    <text:p>run-time null check resolved by operation overload</text:p>
                  </text:list-item>
                  <text:list-item>
                    <text:p>XMI serialization can reference library operation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14918: Equality</text:p>
          </draw:text-box>
        </draw:frame>
        <draw:frame presentation:style-name="pr8" draw:layer="layout" svg:width="26.35cm" svg:height="14.751cm" svg:x="1.4cm" svg:y="4.914cm" presentation:class="outline" presentation:user-transformed="true">
          <draw:text-box>
            <text:p text:style-name="P3"><text:span text:style-name="T3">true = true</text:span></text:p>
            <text:list text:style-name="L2">
              <text:list-item>
                <text:p>Pre OCL 2.4</text:p>
                <text:list>
                  <text:list-item>
                    <text:p>comparison of objects</text:p>
                    <text:list>
                      <text:list-item>
                        <text:p>true <text:s text:c="4"/>not necessarily equal to <text:s text:c="4"/>true</text:p>
                      </text:list-item>
                    </text:list>
                  </text:list-item>
                </text:list>
              </text:list-item>
              <text:list-item>
                <text:p xml:id="id9" text:id="id9">OCL 2.4</text:p>
                <text:list>
                  <text:list-item>
                    <text:p xml:id="id10" text:id="id10">datatypes compared by (deep) value</text:p>
                    <text:list>
                      <text:list-item>
                        <text:p xml:id="id11" text:id="id11">true <text:s text:c="4"/>necessarily equal to <text:s text:c="4"/>true</text:p>
                      </text:list-item>
                    </text:list>
                  </text:list-item>
                  <text:list-item>
                    <text:p xml:id="id12" text:id="id12">object equal to itself but not to any other object</text:p>
                  </text:list-item>
                </text:list>
              </text:list-item>
              <text:list-item>
                <text:p xml:id="id13" text:id="id13">Oops: Real::=(), Real::&lt;&gt;() overload omitted</text:p>
                <text:list>
                  <text:list-item>
                    <text:p xml:id="id14" text:id="id14">1.0 not yet unambiguously = 1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17531: Logical operations on null (1)</text:p>
          </draw:text-box>
        </draw:frame>
        <draw:frame presentation:style-name="pr8" draw:layer="layout" svg:width="26.35cm" svg:height="13.859cm" svg:x="1.4cm" svg:y="4.914cm" presentation:class="outline" presentation:user-transformed="true">
          <draw:text-box>
            <text:p text:style-name="P3"><text:span text:style-name="T3">not not null</text:span></text:p>
            <text:list text:style-name="L2">
              <text:list-item>
                <text:p>Pre OCL 2.2</text:p>
                <text:list>
                  <text:list-item>
                    <text:p>logic of 'undefined' very ill-defined</text:p>
                  </text:list-item>
                </text:list>
              </text:list-item>
              <text:list-item>
                <text:p xml:id="id15" text:id="id15">OCL 2.3</text:p>
                <text:list>
                  <text:list-item>
                    <text:p xml:id="id16" text:id="id16">invalid/null clarification made</text:p>
                    <text:list>
                      <text:list-item>
                        <text:p xml:id="id17" text:id="id17">not null = invalid</text:p>
                      </text:list-item>
                      <text:list-item>
                        <text:p xml:id="id18" text:id="id18">BAD: not not X <text:s text:c="3"/>not equal to <text:s text:c="2"/>X <text:s text:c="2"/>for all X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17531: Logical operations on null (2)</text:p>
          </draw:text-box>
        </draw:frame>
        <draw:frame presentation:style-name="pr8" draw:layer="layout" svg:width="26.35cm" svg:height="13.859cm" svg:x="1.4cm" svg:y="4.914cm" presentation:class="outline" presentation:user-transformed="true">
          <draw:text-box>
            <text:p text:style-name="P3"><text:span text:style-name="T3">not not null</text:span></text:p>
            <text:list text:style-name="L2">
              <text:list-item>
                <text:p>OCL 2.4</text:p>
                <text:list>
                  <text:list-item>
                    <text:p>not null = null</text:p>
                  </text:list-item>
                  <text:list-item>
                    <text:p>similarly null revised so that for all X</text:p>
                    <text:list>
                      <text:list-item>
                        <text:p>false and X = false</text:p>
                      </text:list-item>
                      <text:list-item>
                        <text:p>true and X = X</text:p>
                      </text:list-item>
                      <text:list-item>
                        <text:p>true or X = true</text:p>
                      </text:list-item>
                      <text:list-item>
                        <text:p>false or X = X</text:p>
                      </text:list-item>
                    </text:list>
                  </text:list-item>
                  <text:list-item>
                    <text:p>exists and forAll are explicitly iterated and/or</text:p>
                    <text:list>
                      <text:list-item>
                        <text:p>same null/invalid handling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.834cm" svg:height="3.506cm" svg:x="0.166cm" svg:y="0.837cm" presentation:class="title" presentation:user-transformed="true">
          <draw:text-box>
            <text:p>Issue 15836 : Reverse CollectionRange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 text:style-name="P3"><text:span text:style-name="T4">Sequence{4..2}</text:span></text:p>
            <text:list text:style-name="L2">
              <text:list-item>
                <text:p>Pre OCL 2.4</text:p>
                <text:list>
                  <text:list-item>
                    <text:p>unspecified; WFR loops indefinitely</text:p>
                  </text:list-item>
                </text:list>
              </text:list-item>
              <text:list-item>
                <text:p>OCL 2.4</text:p>
                <text:list>
                  <text:list-item>
                    <text:p>CollectionRanges must count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.834cm" svg:height="3.506cm" svg:x="0.166cm" svg:y="0.837cm" presentation:class="title" presentation:user-transformed="true">
          <draw:text-box>
            <text:p>Issue 18437 : calling null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 text:style-name="P3"><text:span text:style-name="T4">null.oclIsKindOf(OclVoid)</text:span></text:p>
            <text:list text:style-name="L2">
              <text:list-item>
                <text:p>Pre OCL 2.4</text:p>
                <text:list>
                  <text:list-item>
                    <text:p>all calls on null/invalid return invalid</text:p>
                  </text:list-item>
                  <text:list-item>
                    <text:p>except some calls on null return useful results</text:p>
                  </text:list-item>
                </text:list>
              </text:list-item>
              <text:list-item>
                <text:p xml:id="id19" text:id="id19">OCL 2.4</text:p>
                <text:list>
                  <text:list-item>
                    <text:p xml:id="id20" text:id="id20">All oclXXX functions explicitly specified</text:p>
                    <text:list>
                      <text:list-item>
                        <text:p xml:id="id21" text:id="id21">for OclAny, OclVoid, OclInvali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.834cm" svg:height="3.506cm" svg:x="0.166cm" svg:y="0.837cm" presentation:class="title" presentation:user-transformed="true">
          <draw:text-box>
            <text:p>Issue 18464 : closure includes source</text:p>
          </draw:text-box>
        </draw:frame>
        <draw:frame presentation:style-name="pr8" draw:layer="layout" svg:width="25.199cm" svg:height="13.859cm" svg:x="1.467cm" svg:y="4.916cm" presentation:class="outline" presentation:user-transformed="true">
          <draw:text-box>
            <text:p text:style-name="P3"><text:span text:style-name="T4">sources-&gt;closure(...)</text:span></text:p>
            <text:list text:style-name="L2">
              <text:list-item>
                <text:p>Pre OCL 2.4</text:p>
                <text:list>
                  <text:list-item>
                    <text:p>conflicting words excluding sources from results</text:p>
                  </text:list-item>
                </text:list>
              </text:list-item>
              <text:list-item>
                <text:p>OCL 2.4</text:p>
                <text:list>
                  <text:list-item>
                    <text:p>results include sources in result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.834cm" svg:height="3.506cm" svg:x="0.166cm" svg:y="0.837cm" presentation:class="title" presentation:user-transformed="true">
          <draw:text-box>
            <text:p>Issue 18504 : any on empty</text:p>
          </draw:text-box>
        </draw:frame>
        <draw:frame presentation:style-name="pr8" draw:layer="layout" svg:width="25.199cm" svg:height="13.859cm" svg:x="1.467cm" svg:y="4.916cm" presentation:class="outline" presentation:user-transformed="true">
          <draw:text-box>
            <text:p text:style-name="P3"><text:span text:style-name="T4">Set{}-&gt;any(...)</text:span></text:p>
            <text:list text:style-name="L2">
              <text:list-item>
                <text:p>Pre OCL 2.4</text:p>
                <text:list>
                  <text:list-item>
                    <text:p>conflicting words suggest null return</text:p>
                  </text:list-item>
                </text:list>
              </text:list-item>
              <text:list-item>
                <text:p>OCL 2.4</text:p>
                <text:list>
                  <text:list-item>
                    <text:p>no return gives invalid</text:p>
                  </text:list-item>
                  <text:list-item>
                    <text:p>allows null to be a valid return</text:p>
                    <text:list>
                      <text:list-item>
                        <text:p>Sequence{null}-&gt;any(tru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.834cm" svg:height="3.506cm" svg:x="0.166cm" svg:y="0.837cm" presentation:class="title" presentation:user-transformed="true">
          <draw:text-box>
            <text:p>Issue 17220 : String::indexOf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 text:style-name="P3"><text:span text:style-name="T4">''.indexOf('')</text:span></text:p>
            <text:list text:style-name="L2">
              <text:list-item>
                <text:p>Pre OCL 2.4</text:p>
                <text:list>
                  <text:list-item>
                    <text:p>empty string cannot be substring of itself</text:p>
                  </text:list-item>
                </text:list>
              </text:list-item>
              <text:list-item>
                <text:p>OCL 2.4</text:p>
                <text:list>
                  <text:list-item>
                    <text:p>empty is substring of all strings at index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sue 16260: ocl??InState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 text:style-name="P3"><text:span text:style-name="T4">oclInState(...) <text:s/>oclIsInState(...)</text:span></text:p>
            <text:list text:style-name="L2">
              <text:list-item>
                <text:p>Pre OCL 2.4</text:p>
                <text:list>
                  <text:list-item>
                    <text:p>spelling unclear</text:p>
                  </text:list-item>
                </text:list>
              </text:list-item>
              <text:list-item>
                <text:p>OCL 2.4</text:p>
                <text:list>
                  <text:list-item>
                    <text:p>It is oclIsInState(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sue 6551 polymorphic iteration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lect/reject etc are now polymorphic</text:p>
              </text:list-item>
            </text:list>
            <text:p><text:span text:style-name="T5"><text:s text:c="6"/></text:span><text:span text:style-name="T5">let a : Collection(String) = ....</text:span></text:p>
            <text:p><text:span text:style-name="T5"><text:s text:c="6"/></text:span><text:span text:style-name="T5">in a-&gt;select(...)</text:span></text:p>
            <text:list text:continue-numbering="true" text:style-name="L2">
              <text:list-item>
                <text:p>uses the appropriate derived Set::select...</text:p>
              </text:list-item>
            </text:list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CL 2.4 Statistics</text:p>
          </draw:text-box>
        </draw:frame>
        <draw:frame presentation:style-name="pr8" draw:layer="layout" svg:width="25.199cm" svg:height="14.464cm" svg:x="1.4cm" svg:y="4.914cm" presentation:class="outline" presentation:user-transformed="true">
          <draw:text-box>
            <text:list text:style-name="L2">
              <text:list-item>
                <text:p>Many typos corrected</text:p>
                <text:list>
                  <text:list-item>
                    <text:p>58 issues resolved</text:p>
                  </text:list-item>
                  <text:list-item>
                    <text:p>13 issues were duplicates</text:p>
                  </text:list-item>
                  <text:list-item>
                    <text:p>37 issues closed no change</text:p>
                  </text:list-item>
                </text:list>
              </text:list-item>
              <text:list-item>
                <text:p>Many many more remain</text:p>
                <text:list>
                  <text:list-item>
                    <text:p>175 issues deferred</text:p>
                    <text:p><text:span text:style-name="T7"/></text:p>
                  </text:list-item>
                </text:list>
              </text:list-item>
              <text:list-item>
                <text:p>OCL 2.4 - local easy fixes</text:p>
                <text:list>
                  <text:list-item>
                    <text:list>
                      <text:list-item>
                        <text:p>RTF - Revision Task Force</text:p>
                      </text:list-item>
                    </text:list>
                  </text:list-item>
                  <text:list-item>
                    <text:p>XMI files are unchanged so still not fit for purp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CL 2.5</text:p>
          </draw:text-box>
        </draw:frame>
        <draw:frame presentation:style-name="pr8" draw:layer="layout" svg:width="25.199cm" svg:height="14.856cm" svg:x="1.4cm" svg:y="4.914cm" presentation:class="outline" presentation:user-transformed="true">
          <draw:text-box>
            <text:list text:style-name="L2">
              <text:list-item>
                <text:p>The hard fixes, UML 2.5 alignment</text:p>
                <text:list>
                  <text:list-item>
                    <text:p>accurate, useful models (normative)</text:p>
                  </text:list-item>
                  <text:list-item>
                    <text:p>auto-generated specification text (non-normative)</text:p>
                  </text:list-item>
                </text:list>
              </text:list-item>
              <text:list-item>
                <text:p>Major 'rewrite' requires an RFP then an FTF</text:p>
                <text:list>
                  <text:list-item>
                    <text:p>Request For Proposal <text:s text:c="5"/>- December 2013</text:p>
                    <text:list>
                      <text:list-item>
                        <text:p>draft on my laptop</text:p>
                      </text:list-item>
                    </text:list>
                  </text:list-item>
                  <text:list-item>
                    <text:p>Submission(s) by <text:s text:c="12"/>?? December 2014</text:p>
                  </text:list-item>
                  <text:list-item>
                    <text:p>Revisions by <text:s text:c="19"/>?? March 2015</text:p>
                  </text:list-item>
                  <text:list-item>
                    <text:p>Finalization Task Force <text:s text:c="3"/>?? June 2015</text:p>
                  </text:list-item>
                  <text:list-item>
                    <text:p>Standard <text:s text:c="25"/>?? December 2015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3DT14H56M9S</meta:editing-duration>
    <meta:editing-cycles>99</meta:editing-cycles>
    <meta:generator>OpenOffice.org/3.4$Win32 OpenOffice.org_project/340m1$Build-9590</meta:generator>
    <dc:date>2013-09-26T11:52:14.61</dc:date>
    <dc:creator>Ed Willink</dc:creator>
    <meta:document-statistic meta:object-count="90"/>
  </office:meta>
</office:document-meta>
</file>